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pitch="fixed"/>
    <style:font-face style:name="Sawasdee" svg:font-family="Sawasdee" style:font-adornments="Bold" style:font-pitch="variable"/>
    <style:font-face style:name="Sawasdee1"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ab-stops>
          <style:tab-stop style:position="3.4898in" style:type="center"/>
          <style:tab-stop style:position="6.9252in" style:type="right"/>
        </style:tab-stops>
      </style:paragraph-properties>
    </style:style>
    <style:style style:name="P2" style:family="paragraph" style:parent-style-name="Header">
      <style:paragraph-properties fo:text-align="start" style:justify-single-word="false"/>
    </style:style>
    <style:style style:name="P3" style:family="paragraph" style:parent-style-name="Text_20_body">
      <style:paragraph-properties>
        <style:tab-stops>
          <style:tab-stop style:position="1.0972in"/>
        </style:tab-stops>
      </style:paragraph-properties>
    </style:style>
    <style:style style:name="P4" style:family="paragraph" style:parent-style-name="Text_20_body">
      <style:text-properties fo:language="es" fo:country="AR"/>
    </style:style>
    <style:style style:name="P5" style:family="paragraph" style:parent-style-name="Text_20_body">
      <style:text-properties fo:background-color="#ffff99"/>
    </style:style>
    <style:style style:name="P6" style:family="paragraph" style:parent-style-name="Text_20_body">
      <style:paragraph-properties fo:margin-left="0in" fo:margin-right="0in" fo:text-indent="0.5in" style:auto-text-indent="false">
        <style:tab-stops>
          <style:tab-stop style:position="1.0972in"/>
        </style:tab-stops>
      </style:paragraph-properties>
    </style:style>
    <style:style style:name="P7" style:family="paragraph" style:parent-style-name="Text_20_body">
      <style:paragraph-properties>
        <style:tab-stops>
          <style:tab-stop style:position="1.0972in"/>
        </style:tab-stops>
      </style:paragraph-properties>
    </style:style>
    <style:style style:name="P8" style:family="paragraph" style:parent-style-name="Text_20_body" style:list-style-name="L1">
      <style:paragraph-properties>
        <style:tab-stops>
          <style:tab-stop style:position="1.0972in"/>
        </style:tab-stops>
      </style:paragraph-properties>
    </style:style>
    <style:style style:name="P9" style:family="paragraph" style:parent-style-name="Text_20_body">
      <style:paragraph-properties fo:text-align="justify" style:justify-single-word="false">
        <style:tab-stops>
          <style:tab-stop style:position="3.4811in" style:type="center"/>
          <style:tab-stop style:position="4.9744in" style:type="right"/>
        </style:tab-stops>
      </style:paragraph-properties>
    </style:style>
    <style:style style:name="P10" style:family="paragraph" style:parent-style-name="Text_20_body">
      <style:paragraph-properties>
        <style:tab-stops/>
      </style:paragraph-properties>
    </style:style>
    <style:style style:name="P11" style:family="paragraph" style:parent-style-name="Text_20_body">
      <style:paragraph-properties>
        <style:tab-stops/>
      </style:paragraph-properties>
    </style:style>
    <style:style style:name="P12" style:family="paragraph" style:parent-style-name="Text_20_body">
      <style:paragraph-properties fo:margin-top="0in" fo:margin-bottom="0in">
        <style:tab-stops>
          <style:tab-stop style:position="1.0972in"/>
        </style:tab-stops>
      </style:paragraph-properties>
    </style:style>
    <style:style style:name="P13" style:family="paragraph" style:parent-style-name="Text_20_body">
      <style:paragraph-properties fo:margin-top="0in" fo:margin-bottom="0in" fo:text-align="justify" style:justify-single-word="false">
        <style:tab-stops>
          <style:tab-stop style:position="3.4811in" style:type="center"/>
          <style:tab-stop style:position="4.9744in" style:type="righ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ing_20_2">
      <style:text-properties fo:language="es" fo:country="AR"/>
    </style:style>
    <style:style style:name="T1" style:family="text">
      <style:text-properties style:text-position="sub 58%"/>
    </style:style>
    <style:style style:name="T2" style:family="text">
      <style:text-properties style:text-position="sub 58%" fo:font-weight="bold" style:font-size-asian="10.5pt" style:font-weight-asian="bold" style:font-weight-complex="bold"/>
    </style:style>
    <style:style style:name="T3" style:family="text">
      <style:text-properties style:text-position="sub 58%" style:font-name="Liberation Sans1"/>
    </style:style>
    <style:style style:name="T4" style:family="text">
      <style:text-properties style:text-position="sub 58%" style:font-name="Liberation Sans1" fo:font-style="italic" style:font-style-asian="italic" style:font-style-complex="italic"/>
    </style:style>
    <style:style style:name="T5" style:family="text">
      <style:text-properties style:text-position="sub 58%" style:font-name="Liberation Sans1"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overline-style="solid" style:text-overline-width="auto" style:text-overline-color="font-color"/>
    </style:style>
    <style:style style:name="T8" style:family="text">
      <style:text-properties style:text-position="super 58%"/>
    </style:style>
    <style:style style:name="T9" style:family="text">
      <style:text-properties style:text-position="super 58%" style:text-overline-style="none" style:text-overline-color="font-color"/>
    </style:style>
    <style:style style:name="T10" style:family="text">
      <style:text-properties style:text-position="super 58%" style:font-name="Liberation Sans1"/>
    </style:style>
    <style:style style:name="T11" style:family="text">
      <style:text-properties fo:font-style="normal" style:font-style-asian="normal" style:font-style-complex="normal"/>
    </style:style>
    <style:style style:name="T12" style:family="text">
      <style:text-properties style:text-overline-style="none" style:text-overline-color="font-color"/>
    </style:style>
    <style:style style:name="T13" style:family="text">
      <style:text-properties fo:language="es" fo:country="AR"/>
    </style:style>
    <style:style style:name="T14" style:family="text">
      <style:text-properties fo:background-color="#ffff99"/>
    </style:style>
    <style:style style:name="T15" style:family="text">
      <style:text-properties fo:font-size="16pt" style:font-size-asian="16pt" style:font-size-complex="16pt"/>
    </style:style>
    <style:style style:name="T16" style:family="text">
      <style:text-properties style:font-name="Liberation Sans1"/>
    </style:style>
    <style:style style:name="T17" style:family="text">
      <style:text-properties style:font-name="Liberation Sans1" style:text-underline-style="solid" style:text-underline-width="auto" style:text-underline-color="font-color"/>
    </style:style>
    <style:style style:name="T18" style:family="text">
      <style:text-properties style:font-name="Liberation Sans1" fo:font-weight="bold" style:font-weight-asian="bold" style:font-weight-complex="bold"/>
    </style:style>
    <style:style style:name="T19" style:family="text">
      <style:text-properties style:font-name="Liberation Sans1" fo:font-style="italic" style:font-style-asian="italic" style:font-style-complex="italic"/>
    </style:style>
    <style:style style:name="T20" style:family="text">
      <style:text-properties style:font-name="Liberation Sans1" fo:font-weight="normal" style:font-weight-asian="normal" style:font-weight-complex="normal"/>
    </style:style>
    <style:style style:name="T21" style:family="text">
      <style:text-properties style:font-name="Liberation Sans1" fo:font-style="normal" style:font-style-asian="normal" style:font-style-complex="normal"/>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baseline" draw:ole-draw-aspect="1"/>
    </style:style>
    <style:style style:name="fr3" style:family="graphic" style:parent-style-name="Formula">
      <style:graphic-properties style:vertical-pos="from-top"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1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Variaciones sobre el modelo de Hopfield:<text:line-break/>dilución extrema de las conexiones</text:h>
      <text:p text:style-name="P3">Es bien sabido en el ámbito de las neurociencias que el modelo de Hopfield<text:span text:style-name="T16"><text:note text:id="ftn1" text:note-class="footnote"><text:note-citation text:label="†">†</text:note-citation><text:note-body><text:p text:style-name="Footnote">http://hebb.mit.edu/courses/9.641/2002/lectures/lecture16.pdf</text:p></text:note-body></text:note></text:span> ofrece una solución real al problema de la memoria asociativa<text:span text:style-name="T16"><text:note text:id="ftn0" text:note-class="footnote"><text:note-citation text:label="‡">‡</text:note-citation><text:note-body><text:p text:style-name="Footnote"><text:a xlink:type="simple" xlink:href="http://www.bcp.psych.ualberta.ca/~mike/Pearl_Street/Dictionary/contents/A/associative_memory.html">http://www.bcp.psych.ualberta.ca/~mike/Pearl_Street/Dictionary/contents/A/associative_memory.html</text:a></text:p></text:note-body></text:note></text:span><text:span text:style-name="T16">. Sin embargo la idea original no es ni por mucho perfecta. Algunos de los aspectos negativos más contundentes son:</text:span></text:p>
      <text:list xml:id="list45708671" text:style-name="L1">
        <text:list-item>
          <text:p text:style-name="P8"><text:span text:style-name="T17">Extrema conectividad</text:span><text:span text:style-name="T16">: cada neurona de la red está conectada con todas las demás. Esto es biológicamente ilógico y computacionalmente ineficiente. Recordemos que ésta característica era de utilidad para la faceta analítica del modelo, a la hora de demostrar que es posible realizar P*P (y no N*N) iteraciones para actualizar la red. Aquí '</text:span><text:span text:style-name="T20">P'</text:span><text:span text:style-name="T16"> es el # de patrones atractores (</text:span><text:span text:style-name="T19">memorias</text:span><text:span text:style-name="T16">) y '</text:span><text:span text:style-name="T20">N'</text:span><text:span text:style-name="T16"> el # de neuronas.</text:span></text:p>
        </text:list-item>
        <text:list-item>
          <text:p text:style-name="P8"><text:span text:style-name="T17">Sinapsis simétrica</text:span><text:span text:style-name="T16">: esta es otra característica del modelo “tradicional” de Hopfield que carece de sentido biológico. Era una cualidad buena para el cálculo analítico, pues permite demostrar que H(</text:span><text:span text:style-name="T18">S</text:span><text:span text:style-name="T16">,t) es una función decreciente y por ende que el modelo converge.</text:span></text:p>
        </text:list-item>
        <text:list-item>
          <text:p text:style-name="P8"><text:span text:style-name="T17">Memorias independientes</text:span><text:span text:style-name="T16">: si hay demasiada superposición entre los patrones atractores las redes de Hopfield comienzan a perder capacidad de reconocimiento. Sin embargo en la realidad las memorias pueden estar muy correlacionadas.</text:span></text:p>
        </text:list-item>
        <text:list-item>
          <text:p text:style-name="P8"><text:span text:style-name="T16">Los atractores son </text:span><text:span text:style-name="T17">puntos fijos</text:span><text:span text:style-name="T16">, lo que para la biología y para ciertos sistemas tecnológicos es muy malo</text:span></text:p>
        </text:list-item>
        <text:list-item>
          <text:p text:style-name="P8"><text:span text:style-name="T17">α &lt; 0.138</text:span><text:span text:style-name="T16"> es un límite demasiado bajo (recordemos que α = P/N)</text:span></text:p>
        </text:list-item>
      </text:list>
      <text:p text:style-name="P3"><text:span text:style-name="T16">En el presente trabajo se trató de contrarrestar la 1</text:span><text:span text:style-name="T10">ra</text:span><text:span text:style-name="T16"> de estas complicaciones, es decir la conectividad extrema de las neuronas de la red. En particular se desarrolló una alternativa al modelo tradicional conocida como </text:span><text:span text:style-name="T19">Hopfield ultra diluido</text:span><text:span text:style-name="T16">. En ella sólo una fracción infinitesimal de las conexiones originales permanece.</text:span></text:p>
      <text:p text:style-name="P12"><text:span text:style-name="T16">Definiendo a '</text:span><text:span text:style-name="T20">K'</text:span><text:span text:style-name="T16"> como el </text:span><text:span text:style-name="T19">nivel de conectividad media,</text:span><text:span text:style-name="T16"> es decir “el # promedio de neuronas a las que está conectada cada neurona”, puede pensarse en NxN variables C</text:span><text:span text:style-name="T3">ij</text:span><text:span text:style-name="T16"> con </text:span><text:soft-page-break/><text:span text:style-name="T16">el siguiente comportamiento:</text:span></text:p>
      <text:p text:style-name="P12"><text:span text:style-name="T16"><draw:frame draw:style-name="fr1" draw:name="Object6" text:anchor-type="as-char" svg:width="4.502in" svg:height="0.4429in" draw:z-index="0"><draw:object xlink:href="./Object 6" xlink:type="simple" xlink:show="embed" xlink:actuate="onLoad"/><draw:image xlink:href="./ObjectReplacements/Object 6" xlink:type="simple" xlink:show="embed" xlink:actuate="onLoad"/></draw:frame></text:span><text:span text:style-name="T16"> <text:s/></text:span><text:span text:style-name="T18">⇒</text:span><text:span text:style-name="T16"> <text:s/></text:span><text:span text:style-name="T16"><draw:frame draw:style-name="fr1" draw:name="Object7" text:anchor-type="as-char" svg:width="0.9602in" svg:height="0.4925in" draw:z-index="1"><draw:object xlink:href="./Object 7" xlink:type="simple" xlink:show="embed" xlink:actuate="onLoad"/><draw:image xlink:href="./ObjectReplacements/Object 7" xlink:type="simple" xlink:show="embed" xlink:actuate="onLoad"/></draw:frame></text:span></text:p>
      <text:p text:style-name="P12"><text:span text:style-name="T16">La red neuronal es rediseñada usando estas nuevas variables, con el propósito de imprimir sobre ella la naturaleza deseada sobre las conexiones. Para ello no es necesario modificar la dinámica de red (1), sino que basta con redefinir los pesos sinápticos (2):</text:span></text:p>
      <text:p text:style-name="P13"><text:span text:style-name="T16"><text:tab/></text:span><text:span text:style-name="T16"><draw:frame draw:style-name="fr1" draw:name="Object9" text:anchor-type="as-char" svg:width="1.0575in" svg:height="0.4484in" draw:z-index="3"><draw:object xlink:href="./Object 9" xlink:type="simple" xlink:show="embed" xlink:actuate="onLoad"/><draw:image xlink:href="./ObjectReplacements/Object 9" xlink:type="simple" xlink:show="embed" xlink:actuate="onLoad"/></draw:frame></text:span><text:span text:style-name="T16"><text:tab/>(1)</text:span></text:p>
      <text:p text:style-name="P9"><text:span text:style-name="T16"><text:tab/></text:span><text:span text:style-name="T16"><draw:frame draw:style-name="fr2" draw:name="Object8" text:anchor-type="as-char" svg:width="1.6465in" svg:height="0.4484in" draw:z-index="2"><draw:object xlink:href="./Object 8" xlink:type="simple" xlink:show="embed" xlink:actuate="onLoad"/><draw:image xlink:href="./ObjectReplacements/Object 8" xlink:type="simple" xlink:show="embed" xlink:actuate="onLoad"/></draw:frame></text:span><text:span text:style-name="T16"><text:tab/>(2)</text:span></text:p>
      <text:p text:style-name="P10"><text:span text:style-name="T16">Es posible probar que la superposición </text:span><text:span text:style-name="T19">m</text:span><text:span text:style-name="T4">ν</text:span><text:span text:style-name="T16"> del estado </text:span><text:span text:style-name="T18">S</text:span><text:span text:style-name="T16"> de la red con una memoria almacenada </text:span><text:span text:style-name="T19">ξ</text:span><text:span text:style-name="T4">ν</text:span><text:span text:style-name="T16"> satisface: </text:span><text:span text:style-name="T16"><draw:frame draw:style-name="fr3" draw:name="Object10" text:anchor-type="as-char" svg:y="-0.2075in" svg:width="3.4472in" svg:height="0.4346in" draw:z-index="4"><draw:object xlink:href="./Object 10" xlink:type="simple" xlink:show="embed" xlink:actuate="onLoad"/><draw:image xlink:href="./ObjectReplacements/Object 10" xlink:type="simple" xlink:show="embed" xlink:actuate="onLoad"/></draw:frame></text:span><text:span text:style-name="T16">. Pero para ello hay que hacer dos suposiciones: </text:span><text:span text:style-name="T18">a)</text:span><text:span text:style-name="T16"> la “dilución” es independiente para ij que para ji, es decir C</text:span><text:span text:style-name="T3">ij</text:span><text:span text:style-name="T16"> no depende de C</text:span><text:span text:style-name="T3">ij</text:span><text:span text:style-name="T16">, y por ende la matriz {w</text:span><text:span text:style-name="T3">ij</text:span><text:span text:style-name="T16">} se vuelve asimétrica; </text:span><text:span text:style-name="T18">b)</text:span><text:span text:style-name="T16"> estamos en el régimen estrictamente diluido K≪N, donde en particular basta con asegurar que K &lt; ln(N)</text:span></text:p>
      <text:p text:style-name="P10"><text:span text:style-name="T16">Todas estas modificaciones a la red hacen que el parámetro α=P/N ya no sea de utilidad. La capacidad máxima de almacenamiento de memorias </text:span><text:span text:style-name="T19">p</text:span><text:span text:style-name="T4">max</text:span><text:span text:style-name="T16"> es siempre proporcional al # promedio de unidades a las que una neurona está conectada. Por consiguiente lo que nos interesa aquí es el valor de α'=P/K. En </text:span><text:span text:style-name="T19">Hopfield ultra diluido</text:span><text:span text:style-name="T16"> se obtiene </text:span><text:span text:style-name="T21">un valor límite de reconocimiento </text:span><text:span text:style-name="T21"><draw:frame draw:style-name="fr1" draw:name="Object11" text:anchor-type="as-char" svg:width="1.9744in" svg:height="0.2319in" draw:z-index="5"><draw:object xlink:href="./Object 11" xlink:type="simple" xlink:show="embed" xlink:actuate="onLoad"/><draw:image xlink:href="./ObjectReplacements/Object 11" xlink:type="simple" xlink:show="embed" xlink:actuate="onLoad"/></draw:frame></text:span></text:p>
      <text:p text:style-name="P10"><text:span text:style-name="T21">Puede verse entonces que si bien el objetivo original era el de disminuir la extrema conectividad de la red, en el desarrollo surgieron (o fue necesario asegurar) condiciones que contrarrestan otros aspectos negativos de Hopfield tradicional. Específicamente estamos hablando de la simetría de las conexiones sináptic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pitch="fixed"/>
    <style:font-face style:name="Sawasdee" svg:font-family="Sawasdee" style:font-adornments="Bold" style:font-pitch="variable"/>
    <style:font-face style:name="Sawasdee1" svg:font-family="Sawasde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line-height="150%" fo:text-align="justify" style:justify-single-word="false" fo:text-indent="0.5in" style:auto-text-indent="false" style:page-number="auto"/>
      <style:text-properties style:font-name="Liberation Sans1" fo:language="es" fo:country="AR"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4in" fo:text-align="center" style:justify-single-word="false" fo:text-indent="0in" style:auto-text-indent="false"/>
      <style:text-properties style:font-name="Sawasdee" fo:font-size="145%" fo:language="es" fo:country="A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Sawasdee1" fo:font-size="16pt" fo:language="es" fo:country="AR" fo:font-style="normal"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4898in" style:type="center"/>
          <style:tab-stop style:position="6.9252in" style:type="right"/>
        </style:tab-stops>
      </style:paragraph-properties>
    </style:style>
    <style:style style:name="MP2"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Carlos E. Budde<text:tab/>Redes Neuronales<text:tab/><text:page-number text:select-page="current">2</text:page-number></text:p>
      </style:footer>
    </style:master-page>
    <style:master-page style:name="First_20_Page" style:display-name="First Page" style:page-layout-name="Mpm2" style:next-style-name="Standard">
      <style:header>
        <text:p text:style-name="MP2">Budde, Carlos E.<text:tab/>Redes Neuronales<text:tab/><text:date style:data-style-name="N37" text:date-value="2010-11-01T19:54:10.99" text:fixed="true">11/01/10</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Budde</meta:initial-creator>
    <meta:creation-date>2010-09-26T23:28:47</meta:creation-date>
    <dc:date>2010-11-01T21:59:25</dc:date>
    <dc:creator>Carlos Budde</dc:creator>
    <meta:editing-duration>PT05H25M11S</meta:editing-duration>
    <meta:editing-cycles>29</meta:editing-cycles>
    <meta:generator>OpenOffice.org/3.2$Unix OpenOffice.org_project/320m12$Build-9483</meta:generator>
    <meta:document-statistic meta:table-count="0" meta:image-count="0" meta:object-count="6" meta:page-count="2" meta:paragraph-count="20" meta:word-count="554" meta:character-count="3521"/>
  </office:meta>
</office:document-meta>
</file>

<file path=Object 10/content.xml><?xml version="1.0" encoding="utf-8"?>
<math xmlns="http://www.w3.org/1998/Math/MathML">
  <semantics>
    <mrow>
      <msub>
        <mi>m</mi>
        <mi>ν</mi>
      </msub>
      <mrow>
        <mi/>
        <mi mathvariant="normal">=</mi>
        <mi/>
      </mrow>
      <mrow>
        <mi mathvariant="normal">∫</mi>
        <mi mathvariant="italic">dη</mi>
      </mrow>
      <mi/>
      <mi mathvariant="normal">P</mi>
      <mrow>
        <mo stretchy="false">(</mo>
        <mi>η</mi>
        <mo stretchy="false">)</mo>
      </mrow>
      <mi/>
      <mi>sgn</mi>
      <mrow>
        <mo stretchy="false">(</mo>
        <mrow>
          <msub>
            <mi>m</mi>
            <mi>ν</mi>
          </msub>
          <mo stretchy="false">+</mo>
          <mi>η</mi>
        </mrow>
        <mo stretchy="false">)</mo>
      </mrow>
      <mrow>
        <mi/>
        <mi mathvariant="normal">=</mi>
        <mi/>
      </mrow>
      <mi>erf</mi>
      <mrow>
        <mo stretchy="false">(</mo>
        <mfrac>
          <msub>
            <mi>m</mi>
            <mi>ν</mi>
          </msub>
          <msqrt>
            <mrow>
              <mo stretchy="false">(</mo>
              <mrow>
                <mn>2α</mn>
                <mi>'</mi>
              </mrow>
              <mo stretchy="false">)</mo>
            </mrow>
          </msqrt>
        </mfrac>
        <mo stretchy="false">)</mo>
      </mrow>
    </mrow>
    <annotation encoding="StarMath 5.0">m rsub ν ~~ = ~~ int dη ` func P (η) ` func sgn(m rsub ν+η) ~~ = ~~ func erf ({m rsub ν}over{sqrt(2α')})</annotation>
  </semantics>
</math>
</file>

<file path=Object 11/content.xml><?xml version="1.0" encoding="utf-8"?>
<math xmlns="http://www.w3.org/1998/Math/MathML">
  <semantics>
    <mrow>
      <msubsup>
        <mi>α</mi>
        <mi>c</mi>
        <mi>,</mi>
      </msubsup>
      <mrow>
        <mi/>
        <mi mathvariant="normal">=</mi>
        <mi/>
      </mrow>
      <mrow>
        <mn>2</mn>
        <mi mathvariant="normal">/</mi>
        <mi>π</mi>
      </mrow>
      <mrow>
        <mi/>
        <mi mathvariant="normal">≃</mi>
        <mi/>
      </mrow>
      <mn>0.636619772</mn>
    </mrow>
    <annotation encoding="StarMath 5.0">α rsub c rsup , ~ = ~ 2 / π ~ simeq ~ 0.636619772 </annotation>
  </semantics>
</math>
</file>

<file path=Object 6/content.xml><?xml version="1.0" encoding="utf-8"?>
<math xmlns="http://www.w3.org/1998/Math/MathML">
  <semantics>
    <mrow>
      <msub>
        <mi>C</mi>
        <mi mathvariant="italic">ij</mi>
      </msub>
      <mrow>
        <mi/>
        <mi mathvariant="normal">=</mi>
        <mi/>
      </mrow>
      <mrow>
        <mi stretchy="true" mathvariant="normal">{</mi>
        <mtable>
          <mtr>
            <mtd>
              <mrow>
                <mi/>
                <mn>0</mn>
                <mi/>
                <mi>,</mi>
                <mi/>
                <mi mathvariant="italic">si</mi>
                <mi/>
                <mi mathvariant="italic">no</mi>
                <mi/>
                <mi mathvariant="italic">hay</mi>
                <mi/>
                <mi mathvariant="italic">señal</mi>
                <mi/>
                <mi mathvariant="italic">de</mi>
                <mi/>
                <mi mathvariant="italic">la</mi>
                <mi/>
                <mi mathvariant="italic">neurona</mi>
                <mi/>
                <mstyle mathvariant="bold">
                  <mrow>
                    <mi>j</mi>
                  </mrow>
                </mstyle>
                <mi/>
                <mi mathvariant="italic">hacia</mi>
                <mi/>
                <mi mathvariant="italic">la</mi>
                <mi/>
                <mi mathvariant="italic">neurona</mi>
                <mi/>
                <mstyle mathvariant="bold">
                  <mrow>
                    <mi>i</mi>
                  </mrow>
                </mstyle>
              </mrow>
            </mtd>
          </mtr>
          <mtr>
            <mtd>
              <mrow>
                <mi/>
                <mn>1</mn>
                <mi/>
                <mi>,</mi>
                <mi/>
                <mi mathvariant="italic">si</mi>
                <mi/>
                <mi mathvariant="italic">el</mi>
                <mi/>
                <mi mathvariant="italic">peso</mi>
                <mi/>
                <mrow>
                  <mstyle mathvariant="italic">
                    <mrow>
                      <msub>
                        <mi>w</mi>
                        <mi mathvariant="italic">ij</mi>
                      </msub>
                    </mrow>
                  </mstyle>
                  <mi mathvariant="normal">≠</mi>
                  <mn>0,</mn>
                </mrow>
                <mi/>
                <mi mathvariant="italic">es</mi>
                <mi/>
                <mi mathvariant="italic">decir</mi>
                <mi/>
                <mi mathvariant="italic">si</mi>
                <mi/>
                <mstyle mathvariant="bold">
                  <mrow>
                    <mi>j</mi>
                  </mrow>
                </mstyle>
                <mi/>
                <mi mathvariant="italic">transmite</mi>
                <mi/>
                <mi mathvariant="italic">hacia</mi>
                <mi/>
                <mstyle mathvariant="bold">
                  <mrow>
                    <mi>i</mi>
                  </mrow>
                </mstyle>
                <mi/>
              </mrow>
            </mtd>
          </mtr>
        </mtable>
      </mrow>
    </mrow>
    <annotation encoding="StarMath 5.0">C rsub ij ~ = ~ left lbrace stack {`0~,~si`no`hay`señal`de`la`neurona ` bold j`hacia`la`neurona`bold i # `1~,~si`el`peso`ital {w} rsub ij &lt;&gt; 0,`es`decir`si`bold j`transmite`hacia`bold i~~~} right none
</annotation>
  </semantics>
</math>
</file>

<file path=Object 7/content.xml><?xml version="1.0" encoding="utf-8"?>
<math xmlns="http://www.w3.org/1998/Math/MathML">
  <semantics>
    <mrow>
      <mi>K</mi>
      <mrow>
        <mi/>
        <mi mathvariant="normal">=</mi>
        <mi/>
      </mrow>
      <mfenced open="〈" close="〉">
        <mrow>
          <munderover>
            <mi mathvariant="normal">∑</mi>
            <mrow>
              <mi>j</mi>
              <mi mathvariant="normal">≠</mi>
              <mi>i</mi>
            </mrow>
            <mi>N</mi>
          </munderover>
          <msub>
            <mi>C</mi>
            <mi mathvariant="italic">ij</mi>
          </msub>
        </mrow>
      </mfenced>
    </mrow>
    <annotation encoding="StarMath 5.0">K`=`left langle {sum from j&lt;&gt;i to N C rsub ij}  right rangle </annotation>
  </semantics>
</math>
</file>

<file path=Object 8/content.xml><?xml version="1.0" encoding="utf-8"?>
<math xmlns="http://www.w3.org/1998/Math/MathML">
  <semantics>
    <mrow>
      <mstyle mathvariant="italic">
        <mrow>
          <msub>
            <mi>w</mi>
            <mi mathvariant="italic">ij</mi>
          </msub>
        </mrow>
      </mstyle>
      <mrow>
        <mi/>
        <mi mathvariant="normal">=</mi>
        <mi/>
      </mrow>
      <mfrac>
        <mn>1</mn>
        <mi>K</mi>
      </mfrac>
      <mi/>
      <msub>
        <mi>C</mi>
        <mi mathvariant="italic">ij</mi>
      </msub>
      <mi/>
      <mrow>
        <munderover>
          <mi mathvariant="normal">∑</mi>
          <mrow>
            <mi>μ</mi>
            <mi mathvariant="normal">=</mi>
            <mn>1</mn>
          </mrow>
          <mi>P</mi>
        </munderover>
        <mrow>
          <mi/>
          <msubsup>
            <mi>ξ</mi>
            <mi>i</mi>
            <mi>μ</mi>
          </msubsup>
          <mi/>
          <msubsup>
            <mi>ξ</mi>
            <mi>j</mi>
            <mi>μ</mi>
          </msubsup>
        </mrow>
      </mrow>
    </mrow>
    <annotation encoding="StarMath 5.0">ital {w} rsub ij ~ = ~ {1} over {K} ` C rsub ij ~ sum from μ=1 to P {`ξ rsub i rsup μ `ξ rsub j rsup μ }</annotation>
  </semantics>
</math>
</file>

<file path=Object 9/content.xml><?xml version="1.0" encoding="utf-8"?>
<math xmlns="http://www.w3.org/1998/Math/MathML">
  <semantics>
    <mrow>
      <msub>
        <mi>h</mi>
        <mi>i</mi>
      </msub>
      <mrow>
        <mi/>
        <mi mathvariant="normal">=</mi>
        <mi/>
      </mrow>
      <mrow>
        <munderover>
          <mi mathvariant="normal">∑</mi>
          <mrow>
            <mi>j</mi>
            <mi mathvariant="normal">=</mi>
            <mn>1</mn>
          </mrow>
          <mi>N</mi>
        </munderover>
        <mrow>
          <mstyle mathvariant="italic">
            <mrow>
              <msub>
                <mi>w</mi>
                <mi mathvariant="italic">ij</mi>
              </msub>
            </mrow>
          </mstyle>
          <msub>
            <mi>S</mi>
            <mi>j</mi>
          </msub>
        </mrow>
      </mrow>
    </mrow>
    <annotation encoding="StarMath 5.0">h rsub i ~ = ~ sum from j = 1 to N { ital {w} rsub ij S rsub j }</annotation>
  </semantics>
</math>
</file>